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style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3pt" fo:font-weight="bold" officeooo:rsid="005815e7" officeooo:paragraph-rsid="005815e7" style:font-size-asian="13pt" style:font-weight-asian="bold" style:font-size-complex="13pt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style:font-name="Liberation Serif" fo:font-size="11pt" officeooo:rsid="00be6ee3" officeooo:paragraph-rsid="00be6ee3" style:font-size-asian="11pt" style:font-size-complex="11pt"/>
    </style:style>
    <style:style style:name="P4" style:family="paragraph" style:parent-style-name="Standard">
      <style:text-properties style:font-name="Liberation Serif" fo:font-size="11pt" fo:font-weight="normal" officeooo:rsid="00b428b8" officeooo:paragraph-rsid="00c8f73e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Liberation Serif" fo:font-size="11pt" fo:font-weight="normal" officeooo:rsid="013aeee9" officeooo:paragraph-rsid="00c8f73e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Liberation Serif" fo:font-size="11pt" fo:font-weight="normal" officeooo:rsid="0099cbae" officeooo:paragraph-rsid="005e5b67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Liberation Serif" fo:font-size="12pt" fo:font-weight="bold" officeooo:rsid="001d0a89" officeooo:paragraph-rsid="005e5b67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2pt" fo:font-weight="bold" officeooo:rsid="001d0a89" officeooo:paragraph-rsid="00be6ee3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fo:font-weight="bold" officeooo:rsid="00be6ee3" officeooo:paragraph-rsid="00be6ee3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fo:font-weight="bold" officeooo:rsid="00be6ee3" officeooo:paragraph-rsid="00c6ff85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erif" fo:font-size="12pt" fo:font-weight="bold" officeooo:rsid="00c1b066" officeooo:paragraph-rsid="00c1b066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Liberation Serif" fo:font-size="12pt" fo:font-weight="bold" officeooo:rsid="00c06dce" officeooo:paragraph-rsid="00c416b6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Liberation Serif" fo:font-size="12pt" fo:font-weight="bold" officeooo:rsid="00c416b6" officeooo:paragraph-rsid="00c416b6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erif" fo:font-size="12pt" fo:font-weight="bold" officeooo:rsid="00c54dda" officeooo:paragraph-rsid="00c54dda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Liberation Serif" fo:font-size="12pt" fo:font-weight="bold" officeooo:rsid="00c54dda" officeooo:paragraph-rsid="00c6ff85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erif" fo:font-size="12pt" fo:font-weight="normal" officeooo:rsid="00be6ee3" officeooo:paragraph-rsid="00be6ee3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1d0a89" officeooo:paragraph-rsid="005e5b67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use-window-font-color="true" loext:opacity="0%" style:font-name="Liberation Serif" fo:font-size="11pt" fo:font-weight="normal" officeooo:rsid="013d263c" officeooo:paragraph-rsid="00c8f73e" style:font-size-asian="11pt" style:font-weight-asian="normal" style:font-size-complex="11pt" style:font-weight-complex="normal"/>
    </style:style>
    <style:style style:name="T1" style:family="text">
      <style:text-properties officeooo:rsid="00bde35f"/>
    </style:style>
    <style:style style:name="T2" style:family="text">
      <style:text-properties officeooo:rsid="00b34926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1d0a89" style:font-size-asian="12pt" style:font-weight-asian="bold" style:font-size-complex="12pt" style:font-weight-complex="bold"/>
    </style:style>
    <style:style style:name="T5" style:family="text">
      <style:text-properties officeooo:rsid="00c416b6"/>
    </style:style>
    <style:style style:name="T6" style:family="text">
      <style:text-properties officeooo:rsid="00c54dda"/>
    </style:style>
    <style:style style:name="T7" style:family="text">
      <style:text-properties officeooo:rsid="00c8cbd2"/>
    </style:style>
    <style:style style:name="T8" style:family="text">
      <style:text-properties officeooo:rsid="013897ac"/>
    </style:style>
    <style:style style:name="T9" style:family="text">
      <style:text-properties officeooo:rsid="0137d7cc"/>
    </style:style>
    <style:style style:name="T10" style:family="text">
      <style:text-properties style:use-window-font-color="true" loext:opacity="0%" officeooo:rsid="009a878d"/>
    </style:style>
    <style:style style:name="T11" style:family="text">
      <style:text-properties style:use-window-font-color="true" loext:opacity="0%" officeooo:rsid="0137d7cc"/>
    </style:style>
    <style:style style:name="T12" style:family="text">
      <style:text-properties style:use-window-font-color="true" loext:opacity="0%" officeooo:rsid="0147d9bd"/>
    </style:style>
    <style:style style:name="T13" style:family="text">
      <style:text-properties style:use-window-font-color="true" loext:opacity="0%" officeooo:rsid="0149174b"/>
    </style:style>
    <style:style style:name="T14" style:family="text">
      <style:text-properties style:use-window-font-color="true" loext:opacity="0%" officeooo:rsid="014843a5"/>
    </style:style>
    <style:style style:name="T15" style:family="text">
      <style:text-properties style:use-window-font-color="true" loext:opacity="0%" officeooo:rsid="01430e19"/>
    </style:style>
    <style:style style:name="T16" style:family="text">
      <style:text-properties style:use-window-font-color="true" loext:opacity="0%" officeooo:rsid="013c1eaa"/>
    </style:style>
    <style:style style:name="T17" style:family="text">
      <style:text-properties officeooo:rsid="013aeee9"/>
    </style:style>
    <style:style style:name="T18" style:family="text">
      <style:text-properties officeooo:rsid="0149174b"/>
    </style:style>
    <style:style style:name="T19" style:family="text">
      <style:text-properties officeooo:rsid="01430e19"/>
    </style:style>
    <style:style style:name="T20" style:family="text">
      <style:text-properties officeooo:rsid="00cef95d"/>
    </style:style>
    <style:style style:name="T21" style:family="text">
      <style:text-properties officeooo:rsid="00d0a0d9"/>
    </style:style>
    <style:style style:name="fr1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3"><text:span text:style-name="T4">Durée</text:span><text:span text:style-name="T3"> de l’épreuve : 1h 30 min</text:span></text:p>
      <text:p text:style-name="P8"/>
      <text:p text:style-name="P3"><text:span text:style-name="T4">L</text:span><text:span text:style-name="T3">es calculatrice autorisé sont les suivantes:</text:span></text:p>
      <text:p text:style-name="P9">* les calculatrices non programmable sans mémoire alphanumérique.</text:p>
      <text:p text:style-name="P9">* les calculatrices avec mémoire alphanumérique et/ou avec écran graphique qui disposent d’une fonctionnalité « mode examen ».</text:p>
      <text:p text:style-name="P9">Les calculatrices devront être mises en mode examen lorsque <text:s/>le professeur le demandera.</text:p>
      <text:p text:style-name="P9"/>
      <text:p text:style-name="P9">Exercice 1: ( 4 points)</text:p>
      <text:p text:style-name="P12">Écrire sous <text:span text:style-name="T5">leur forme </text:span>canonique l<text:span text:style-name="T5">es </text:span>expression<text:span text:style-name="T5">s suivantes :</text:span></text:p>
      <text:p text:style-name="P12"><text:s/><text:span text:style-name="T5">a) </text:span><draw:frame draw:style-name="fr2" draw:name="Objet2" text:anchor-type="as-char" svg:y="-0.437cm" svg:width="2.297cm" svg:height="0.527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3"><text:s/>b) <draw:frame draw:style-name="fr2" draw:name="Objet6" text:anchor-type="as-char" svg:y="-0.437cm" svg:width="2.002cm" svg:height="0.527cm" draw:z-index="2"><draw:object xlink:href="./Object 6" xlink:type="simple" xlink:show="embed" xlink:actuate="onLoad"/><draw:image xlink:href="./ObjectReplacements/Object 6" xlink:type="simple" xlink:show="embed" xlink:actuate="onLoad"/><svg:desc>formule</svg:desc></draw:frame><text:s/></text:p>
      <text:p text:style-name="P13"><text:s/>c) <draw:frame draw:style-name="fr2" draw:name="Objet7" text:anchor-type="as-char" svg:y="-0.437cm" svg:width="2.545cm" svg:height="0.527cm" draw:z-index="3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13"><text:s/>d) <draw:frame draw:style-name="fr2" draw:name="Objet8" text:anchor-type="as-char" svg:y="-0.437cm" svg:width="2.297cm" svg:height="0.568cm" draw:z-index="4"><draw:object xlink:href="./Object 8" xlink:type="simple" xlink:show="embed" xlink:actuate="onLoad"/><draw:image xlink:href="./ObjectReplacements/Object 8" xlink:type="simple" xlink:show="embed" xlink:actuate="onLoad"/><svg:desc>formule</svg:desc></draw:frame></text:p>
      <text:p text:style-name="P9"/>
      <text:p text:style-name="P9">Exercice 2 : (4 points)</text:p>
      <text:p text:style-name="P11">Résoudre dans <draw:frame draw:style-name="fr2" draw:name="Objet3" text:anchor-type="as-char" svg:y="-0.342cm" svg:width="0.607cm" svg:height="0.448cm" draw:z-index="1"><draw:object xlink:href="./Object 3" xlink:type="simple" xlink:show="embed" xlink:actuate="onLoad"/><draw:image xlink:href="./ObjectReplacements/Object 3" xlink:type="simple" xlink:show="embed" xlink:actuate="onLoad"/><svg:desc>formule</svg:desc></draw:frame>les équations suivantes :</text:p>
      <text:p text:style-name="P12"><text:s/><text:span text:style-name="T5">a) </text:span><draw:frame draw:style-name="fr2" draw:name="Objet10" text:anchor-type="as-char" svg:y="-0.437cm" svg:width="2.955cm" svg:height="0.527cm" draw:z-index="5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13"><text:s/>b) <draw:frame draw:style-name="fr2" draw:name="Objet11" text:anchor-type="as-char" svg:y="-0.437cm" svg:width="2.658cm" svg:height="0.527cm" draw:z-index="6"><draw:object xlink:href="./Object 11" xlink:type="simple" xlink:show="embed" xlink:actuate="onLoad"/><draw:image xlink:href="./ObjectReplacements/Object 11" xlink:type="simple" xlink:show="embed" xlink:actuate="onLoad"/><svg:desc>formule</svg:desc></draw:frame><text:s/></text:p>
      <text:p text:style-name="P13"><text:s/>c) <draw:frame draw:style-name="fr2" draw:name="Objet12" text:anchor-type="as-char" svg:y="-0.437cm" svg:width="3.203cm" svg:height="0.527cm" draw:z-index="7"><draw:object xlink:href="./Object 12" xlink:type="simple" xlink:show="embed" xlink:actuate="onLoad"/><draw:image xlink:href="./ObjectReplacements/Object 12" xlink:type="simple" xlink:show="embed" xlink:actuate="onLoad"/><svg:desc>formule</svg:desc></draw:frame></text:p>
      <text:p text:style-name="P13"><text:s/>d) <draw:frame draw:style-name="fr2" draw:name="Objet13" text:anchor-type="as-char" svg:y="-0.437cm" svg:width="4.172cm" svg:height="0.568cm" draw:z-index="8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9"/>
      <text:p text:style-name="P9">Exercice 3 : (<text:span text:style-name="T6">2</text:span> points)</text:p>
      <text:p text:style-name="P14">Soit la suite <draw:frame draw:style-name="fr2" draw:name="Objet1" text:anchor-type="as-char" svg:y="-0.415cm" svg:width="1.037cm" svg:height="0.568cm" draw:z-index="9"><draw:object xlink:href="./Object 1" xlink:type="simple" xlink:show="embed" xlink:actuate="onLoad"/><draw:image xlink:href="./ObjectReplacements/Object 1" xlink:type="simple" xlink:show="embed" xlink:actuate="onLoad"/><svg:desc>formule</svg:desc></draw:frame>définie par <draw:frame draw:style-name="fr2" draw:name="Objet4" text:anchor-type="as-char" svg:y="-0.377cm" svg:width="1.274cm" svg:height="0.531cm" draw:z-index="10"><draw:object xlink:href="./Object 4" xlink:type="simple" xlink:show="embed" xlink:actuate="onLoad"/><draw:image xlink:href="./ObjectReplacements/Object 4" xlink:type="simple" xlink:show="embed" xlink:actuate="onLoad"/><svg:desc>formule</svg:desc></draw:frame><text:s/>et <draw:frame draw:style-name="fr2" draw:name="Objet5" text:anchor-type="as-char" svg:y="-0.619cm" svg:width="2.544cm" svg:height="0.998cm" draw:z-index="11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14"><text:span text:style-name="T20">a</text:span>) Calculer <draw:frame draw:style-name="fr2" draw:name="Objet15" text:anchor-type="as-char" svg:y="-0.377cm" svg:width="0.672cm" svg:height="0.531cm" draw:z-index="13"><draw:object xlink:href="./Object 15" xlink:type="simple" xlink:show="embed" xlink:actuate="onLoad"/><draw:image xlink:href="./ObjectReplacements/Object 15" xlink:type="simple" xlink:show="embed" xlink:actuate="onLoad"/><svg:desc>formule</svg:desc></draw:frame>, <draw:frame draw:style-name="fr2" draw:name="Objet16" text:anchor-type="as-char" svg:y="-0.377cm" svg:width="0.676cm" svg:height="0.531cm" draw:z-index="14"><draw:object xlink:href="./Object 16" xlink:type="simple" xlink:show="embed" xlink:actuate="onLoad"/><draw:image xlink:href="./ObjectReplacements/Object 16" xlink:type="simple" xlink:show="embed" xlink:actuate="onLoad"/><svg:desc>formule</svg:desc></draw:frame>et <draw:frame draw:style-name="fr2" draw:name="Objet17" text:anchor-type="as-char" svg:y="-0.377cm" svg:width="0.679cm" svg:height="0.531cm" draw:z-index="15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14"><text:span text:style-name="T20">b</text:span>) Définir <draw:frame draw:style-name="fr2" draw:name="Objet14" text:anchor-type="as-char" svg:y="-0.415cm" svg:width="1.037cm" svg:height="0.568cm" draw:z-index="12"><draw:object xlink:href="./Object 14" xlink:type="simple" xlink:show="embed" xlink:actuate="onLoad"/><draw:image xlink:href="./ObjectReplacements/Object 14" xlink:type="simple" xlink:show="embed" xlink:actuate="onLoad"/><svg:desc>formule</svg:desc></draw:frame>sous sa forme explicite.</text:p>
      <text:p text:style-name="P14"/>
      <text:p text:style-name="P9"/>
      <text:p text:style-name="P9">Exercice 4 : (<text:span text:style-name="T7">2 </text:span>points)</text:p>
      <text:p text:style-name="P15">Soit la suite <draw:frame draw:style-name="fr2" draw:name="Objet18" text:anchor-type="as-char" svg:y="-0.415cm" svg:width="1.025cm" svg:height="0.568cm" draw:z-index="16"><draw:object xlink:href="./Object 18" xlink:type="simple" xlink:show="embed" xlink:actuate="onLoad"/><draw:image xlink:href="./ObjectReplacements/Object 18" xlink:type="simple" xlink:show="embed" xlink:actuate="onLoad"/><svg:desc>formule</svg:desc></draw:frame>définie par <draw:frame draw:style-name="fr2" draw:name="Objet19" text:anchor-type="as-char" svg:y="-0.377cm" svg:width="1.266cm" svg:height="0.531cm" draw:z-index="17"><draw:object xlink:href="./Object 19" xlink:type="simple" xlink:show="embed" xlink:actuate="onLoad"/><draw:image xlink:href="./ObjectReplacements/Object 19" xlink:type="simple" xlink:show="embed" xlink:actuate="onLoad"/><svg:desc>formule</svg:desc></draw:frame><text:s/>et <draw:frame draw:style-name="fr2" draw:name="Objet20" text:anchor-type="as-char" svg:y="-0.619cm" svg:width="2.526cm" svg:height="0.998cm" draw:z-index="18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P15"><text:span text:style-name="T21">a</text:span>) Calculer <draw:frame draw:style-name="fr2" draw:name="Objet21" text:anchor-type="as-char" svg:y="-0.377cm" svg:width="0.661cm" svg:height="0.531cm" draw:z-index="19"><draw:object xlink:href="./Object 21" xlink:type="simple" xlink:show="embed" xlink:actuate="onLoad"/><draw:image xlink:href="./ObjectReplacements/Object 21" xlink:type="simple" xlink:show="embed" xlink:actuate="onLoad"/><svg:desc>formule</svg:desc></draw:frame>, <draw:frame draw:style-name="fr2" draw:name="Objet22" text:anchor-type="as-char" svg:y="-0.377cm" svg:width="0.667cm" svg:height="0.531cm" draw:z-index="20"><draw:object xlink:href="./Object 22" xlink:type="simple" xlink:show="embed" xlink:actuate="onLoad"/><draw:image xlink:href="./ObjectReplacements/Object 22" xlink:type="simple" xlink:show="embed" xlink:actuate="onLoad"/><svg:desc>formule</svg:desc></draw:frame>et <draw:frame draw:style-name="fr2" draw:name="Objet23" text:anchor-type="as-char" svg:y="-0.377cm" svg:width="0.676cm" svg:height="0.531cm" draw:z-index="21"><draw:object xlink:href="./Object 23" xlink:type="simple" xlink:show="embed" xlink:actuate="onLoad"/><draw:image xlink:href="./ObjectReplacements/Object 23" xlink:type="simple" xlink:show="embed" xlink:actuate="onLoad"/><svg:desc>formule</svg:desc></draw:frame></text:p>
      <text:p text:style-name="P15"><text:span text:style-name="T21">b</text:span>) Définir <draw:frame draw:style-name="fr2" draw:name="Objet24" text:anchor-type="as-char" svg:y="-0.415cm" svg:width="1.025cm" svg:height="0.568cm" draw:z-index="22"><draw:object xlink:href="./Object 24" xlink:type="simple" xlink:show="embed" xlink:actuate="onLoad"/><draw:image xlink:href="./ObjectReplacements/Object 24" xlink:type="simple" xlink:show="embed" xlink:actuate="onLoad"/><svg:desc>formule</svg:desc></draw:frame>sous sa forme explicite.</text:p>
      <text:p text:style-name="P10"/>
      <text:p text:style-name="P9"/>
      <text:p text:style-name="P9">Exercice 5 : (4 points)</text:p>
      <text:p text:style-name="P4"><text:span text:style-name="T8">On considère une suite</text:span><text:span text:style-name="T9"> </text:span><text:span text:style-name="T10"><draw:frame draw:style-name="fr1" draw:name="Objet25" text:anchor-type="as-char" svg:y="-0.464cm" svg:width="1.044cm" svg:height="0.667cm" draw:z-index="23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0"><text:s/></text:span><text:span text:style-name="T11">définie par :</text:span><text:span text:style-name="T11"><draw:frame draw:style-name="fr1" draw:name="Objet26" text:anchor-type="as-char" svg:y="-0.714cm" svg:width="3.113cm" svg:height="1.341cm" draw:z-index="24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1"> .</text:span></text:p>
      <text:p text:style-name="P4"><text:span text:style-name="T12">On p</text:span><text:span text:style-name="T13">ose</text:span><text:span text:style-name="T14"> une suite aux</text:span><text:span text:style-name="T12">i</text:span><text:span text:style-name="T14">li</text:span><text:span text:style-name="T12">aire </text:span><text:span text:style-name="T17"><draw:frame draw:style-name="fr1" draw:name="Objet27" text:anchor-type="as-char" svg:y="-0.464cm" svg:width="1.12cm" svg:height="0.667cm" draw:z-index="25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13">telle que</text:span><text:span text:style-name="T12"> </text:span><text:span text:style-name="T17"><draw:frame draw:style-name="fr1" draw:name="Objet28" text:anchor-type="as-char" svg:y="-0.427cm" svg:width="2.125cm" svg:height="0.63cm" draw:z-index="26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15">avec <text:s/></text:span><text:span text:style-name="T15"><draw:frame draw:style-name="fr1" draw:name="Objet29" text:anchor-type="as-char" svg:y="-0.427cm" svg:width="1.268cm" svg:height="0.566cm" draw:z-index="27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p>
      <text:p text:style-name="P5"><text:span text:style-name="T13">1) </text:span><text:span text:style-name="T12">Calculer </text:span><text:span text:style-name="T12"><draw:frame draw:style-name="fr1" draw:name="Objet30" text:anchor-type="as-char" svg:y="-0.427cm" svg:width="0.57cm" svg:height="0.566cm" draw:z-index="28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12">pour que </text:span><text:span text:style-name="T16">la suite </text:span><text:span text:style-name="T16"><draw:frame draw:style-name="fr1" draw:name="Objet31" text:anchor-type="as-char" svg:y="-0.464cm" svg:width="1.12cm" svg:height="0.667cm" draw:z-index="29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12">soit </text:span><text:span text:style-name="T16">une suite géométrique.</text:span></text:p>
      <text:p text:style-name="P18"><text:span text:style-name="T18">2</text:span>) Exprimer <draw:frame draw:style-name="fr1" draw:name="Objet32" text:anchor-type="as-char" svg:y="-0.427cm" svg:width="0.776cm" svg:height="0.63cm" draw:z-index="30"><draw:object xlink:href="./Object 32" xlink:type="simple" xlink:show="embed" xlink:actuate="onLoad"/><draw:image xlink:href="./ObjectReplacements/Object 32" xlink:type="simple" xlink:show="embed" xlink:actuate="onLoad"/><svg:desc>formule</svg:desc></draw:frame>, <text:span text:style-name="T18">puis </text:span><text:span text:style-name="T19"><draw:frame draw:style-name="fr1" draw:name="Objet33" text:anchor-type="as-char" svg:y="-0.427cm" svg:width="0.7cm" svg:height="0.63cm" draw:z-index="31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19">en fonction de </text:span><text:span text:style-name="T19"><draw:frame draw:style-name="fr1" draw:name="Objet34" text:anchor-type="as-char" svg:y="-0.427cm" svg:width="0.547cm" svg:height="0.566cm" draw:z-index="32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19">.</text:span></text:p>
      <text:p text:style-name="P16"><text:s/></text:p>
      <text:p text:style-name="P16"><text:s/></text:p>
      <text:p text:style-name="P17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3pt" fo:font-weight="bold" officeooo:rsid="005815e7" officeooo:paragraph-rsid="005815e7" style:font-size-asian="13pt" style:font-weight-asian="bold" style:font-size-complex="13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officeooo:rsid="00bde35f"/>
    </style:style>
    <style:style style:name="MT2" style:family="text">
      <style:text-properties officeooo:rsid="00b34926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ÉVALUATION T1-1</text:span> <text:s text:c="2"/><text:span text:style-name="MT2">Page : </text:span><text:span text:style-name="MT2"><text:page-number text:select-page="current">1</text:page-number></text:span><text:span text:style-name="MT2"><text:s/>sur </text:span><text:span text:style-name="MT2"><text:page-count>1</text:page-count></text:span></text:p>
      </style:header>
      <style:footer>
        <text:p text:style-name="MP2">Page : <text:page-number text:select-page="current">1</text:page-number><text:s/>sur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9-11T14:29:59.551950437</dc:date>
    <meta:editing-duration>PT16H53M18S</meta:editing-duration>
    <meta:editing-cycles>158</meta:editing-cycles>
    <meta:document-statistic meta:table-count="0" meta:image-count="0" meta:object-count="33" meta:page-count="1" meta:paragraph-count="34" meta:word-count="178" meta:character-count="990" meta:non-whitespace-character-count="812"/>
  </office:meta>
</office:document-meta>
</file>

<file path=Object 1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}
</annotation>
  </semantics>
</math>
</file>

<file path=Object 10/content.xml><?xml version="1.0" encoding="utf-8"?>
<math xmlns="http://www.w3.org/1998/Math/MathML" display="block">
  <semantics>
    <mstyle mathvariant="bold">
      <mrow>
        <mrow>
          <mrow>
            <mo stretchy="false">−</mo>
            <msup>
              <mi>x</mi>
              <mn>2</mn>
            </msup>
          </mrow>
          <mo stretchy="false">−</mo>
          <mn>7</mn>
        </mrow>
        <mrow>
          <mrow>
            <mi>x</mi>
            <mo stretchy="false">+</mo>
            <mn>6</mn>
          </mrow>
          <mo stretchy="false">=</mo>
          <mn>0</mn>
        </mrow>
      </mrow>
    </mstyle>
    <annotation encoding="StarMath 5.0">bold { -x^2 -7x +6 = 0 }
</annotation>
  </semantics>
</math>
</file>

<file path=Object 11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−</mo>
          <mn>6</mn>
        </mrow>
        <mrow>
          <mrow>
            <mi>x</mi>
            <mo stretchy="false">−</mo>
            <mn>8</mn>
          </mrow>
          <mo stretchy="false">=</mo>
          <mn>0</mn>
        </mrow>
      </mrow>
    </mstyle>
    <annotation encoding="StarMath 5.0">bold { x^2 -6x -8 = 0}
</annotation>
  </semantics>
</math>
</file>

<file path=Object 12/content.xml><?xml version="1.0" encoding="utf-8"?>
<math xmlns="http://www.w3.org/1998/Math/MathML" display="block">
  <semantics>
    <mstyle mathvariant="bold">
      <mrow>
        <mrow>
          <mo stretchy="false">−</mo>
          <mn>3</mn>
        </mrow>
        <mrow>
          <msup>
            <mi>x</mi>
            <mn>2</mn>
          </msup>
          <mo stretchy="false">+</mo>
          <mn>7</mn>
        </mrow>
        <mrow>
          <mrow>
            <mi>x</mi>
            <mo stretchy="false">−</mo>
            <mn>1</mn>
          </mrow>
          <mo stretchy="false">=</mo>
          <mn>0</mn>
        </mrow>
      </mrow>
    </mstyle>
    <annotation encoding="StarMath 5.0">bold { -3x^2 +7x -1 = 0}
</annotation>
  </semantics>
</math>
</file>

<file path=Object 13/content.xml><?xml version="1.0" encoding="utf-8"?>
<math xmlns="http://www.w3.org/1998/Math/MathML" display="block">
  <semantics>
    <mstyle mathvariant="bold">
      <mrow>
        <mrow>
          <msup>
            <mrow>
              <mo fence="true" form="prefix" stretchy="false">(</mo>
              <mrow>
                <mrow>
                  <mn>2</mn>
                  <mrow>
                    <mi>x</mi>
                    <mo stretchy="false">−</mo>
                    <mn>1</mn>
                  </mrow>
                </mrow>
              </mrow>
              <mo fence="true" form="postfix" stretchy="false">)</mo>
            </mrow>
            <mn>2</mn>
          </msup>
          <mo stretchy="false">+</mo>
          <mn>3</mn>
        </mrow>
        <mrow>
          <mrow>
            <mo fence="true" form="prefix" stretchy="false">(</mo>
            <mrow>
              <mrow>
                <msup>
                  <mi>x</mi>
                  <mn>2</mn>
                </msup>
                <mo stretchy="false">+</mo>
                <mn>3</mn>
              </mrow>
            </mrow>
            <mo fence="true" form="postfix" stretchy="false">)</mo>
          </mrow>
          <mo stretchy="false">=</mo>
          <mn>0</mn>
        </mrow>
      </mrow>
    </mstyle>
    <annotation encoding="StarMath 5.0">bold { (2x -1)^2 +3(x^2 +3) = 0}
</annotation>
  </semantics>
</math>
</file>

<file path=Object 14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}
</annotation>
  </semantics>
</math>
</file>

<file path=Object 15/content.xml><?xml version="1.0" encoding="utf-8"?>
<math xmlns="http://www.w3.org/1998/Math/MathML" display="block">
  <semantics>
    <mstyle mathvariant="bold">
      <msub>
        <mi>U</mi>
        <mn>1</mn>
      </msub>
    </mstyle>
    <annotation encoding="StarMath 5.0">bold { U_1 }
</annotation>
  </semantics>
</math>
</file>

<file path=Object 16/content.xml><?xml version="1.0" encoding="utf-8"?>
<math xmlns="http://www.w3.org/1998/Math/MathML" display="block">
  <semantics>
    <mstyle mathvariant="bold">
      <msub>
        <mi>U</mi>
        <mn>2</mn>
      </msub>
    </mstyle>
    <annotation encoding="StarMath 5.0">bold { U_2 }
</annotation>
  </semantics>
</math>
</file>

<file path=Object 17/content.xml><?xml version="1.0" encoding="utf-8"?>
<math xmlns="http://www.w3.org/1998/Math/MathML" display="block">
  <semantics>
    <mstyle mathvariant="bold">
      <msub>
        <mi>U</mi>
        <mn>3</mn>
      </msub>
    </mstyle>
    <annotation encoding="StarMath 5.0">bold { U_3}
</annotation>
  </semantics>
</math>
</file>

<file path=Object 18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V</mi>
            <mi>n</mi>
          </msub>
        </mrow>
        <mo fence="true" form="postfix" stretchy="false">)</mo>
      </mrow>
    </mstyle>
    <annotation encoding="StarMath 5.0">bold { (V_n) }
</annotation>
  </semantics>
</math>
</file>

<file path=Object 19/content.xml><?xml version="1.0" encoding="utf-8"?>
<math xmlns="http://www.w3.org/1998/Math/MathML" display="block">
  <semantics>
    <mstyle mathvariant="bold">
      <mrow>
        <msub>
          <mi>U</mi>
          <mn>1</mn>
        </msub>
        <mo stretchy="false">=</mo>
        <mn>3</mn>
      </mrow>
    </mstyle>
    <annotation encoding="StarMath 5.0">bold { U_1 = 3 }
</annotation>
  </semantics>
</math>
</file>

<file path=Object 2/content.xml><?xml version="1.0" encoding="utf-8"?>
<math xmlns="http://www.w3.org/1998/Math/MathML" display="block">
  <semantics>
    <mstyle mathvariant="bold">
      <mrow>
        <mrow>
          <mrow>
            <mo stretchy="false">−</mo>
            <msup>
              <mi>x</mi>
              <mn>2</mn>
            </msup>
          </mrow>
          <mo stretchy="false">+</mo>
          <mn>7</mn>
        </mrow>
        <mrow>
          <mi>x</mi>
          <mo stretchy="false">+</mo>
          <mn>6</mn>
        </mrow>
      </mrow>
    </mstyle>
    <annotation encoding="StarMath 5.0">bold { -x^2 +7x +6 }
</annotation>
  </semantics>
</math>
</file>

<file path=Object 20/content.xml><?xml version="1.0" encoding="utf-8"?>
<math xmlns="http://www.w3.org/1998/Math/MathML" display="block">
  <semantics>
    <mstyle mathvariant="bold">
      <mrow>
        <mrow>
          <msub>
            <mi>V</mi>
            <mrow>
              <mi>n</mi>
              <mo stretchy="false">+</mo>
              <mn>1</mn>
            </mrow>
          </msub>
          <mo stretchy="false">=</mo>
          <mrow>
            <mo stretchy="false">−</mo>
            <mfrac>
              <mn>5</mn>
              <mn>2</mn>
            </mfrac>
          </mrow>
        </mrow>
        <msub>
          <mi>V</mi>
          <mi>n</mi>
        </msub>
      </mrow>
    </mstyle>
    <annotation encoding="StarMath 5.0">bold { V_{n+1} = -{ 5 over 2}V_n  }
</annotation>
  </semantics>
</math>
</file>

<file path=Object 21/content.xml><?xml version="1.0" encoding="utf-8"?>
<math xmlns="http://www.w3.org/1998/Math/MathML" display="block">
  <semantics>
    <mstyle mathvariant="bold">
      <msub>
        <mi>V</mi>
        <mn>2</mn>
      </msub>
    </mstyle>
    <annotation encoding="StarMath 5.0">bold { V_2 }
</annotation>
  </semantics>
</math>
</file>

<file path=Object 22/content.xml><?xml version="1.0" encoding="utf-8"?>
<math xmlns="http://www.w3.org/1998/Math/MathML" display="block">
  <semantics>
    <mstyle mathvariant="bold">
      <msub>
        <mi>V</mi>
        <mn>3</mn>
      </msub>
    </mstyle>
    <annotation encoding="StarMath 5.0">bold { V_3 }
</annotation>
  </semantics>
</math>
</file>

<file path=Object 23/content.xml><?xml version="1.0" encoding="utf-8"?>
<math xmlns="http://www.w3.org/1998/Math/MathML" display="block">
  <semantics>
    <mstyle mathvariant="bold">
      <msub>
        <mi>V</mi>
        <mn>4</mn>
      </msub>
    </mstyle>
    <annotation encoding="StarMath 5.0">bold { V_4}
</annotation>
  </semantics>
</math>
</file>

<file path=Object 24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V</mi>
            <mi>n</mi>
          </msub>
        </mrow>
        <mo fence="true" form="postfix" stretchy="false">)</mo>
      </mrow>
    </mstyle>
    <annotation encoding="StarMath 5.0">bold { (V_n) }
</annotation>
  </semantics>
</math>
</file>

<file path=Object 25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S</mi>
            <mi>n</mi>
          </msub>
        </mrow>
        <mo fence="true" form="postfix" stretchy="false">)</mo>
      </mrow>
    </mstyle>
    <annotation encoding="StarMath 5.0">bold { (S_n) }</annotation>
  </semantics>
</math>
</file>

<file path=Object 26/content.xml><?xml version="1.0" encoding="utf-8"?>
<math xmlns="http://www.w3.org/1998/Math/MathML" display="block">
  <semantics>
    <mstyle mathvariant="bold">
      <mrow>
        <mo fence="true" form="prefix" stretchy="true">{</mo>
        <mrow>
          <mtable>
            <mtr>
              <mtd columnalign="left">
                <mrow>
                  <msub>
                    <mi>S</mi>
                    <mn>0</mn>
                  </msub>
                  <mo stretchy="false">=</mo>
                  <mn>10</mn>
                </mrow>
              </mtd>
            </mtr>
            <mtr>
              <mtd columnalign="left">
                <mrow>
                  <mrow>
                    <msub>
                      <mi>S</mi>
                      <mrow>
                        <mi>n</mi>
                        <mo stretchy="false">+</mo>
                        <mn>1</mn>
                      </mrow>
                    </msub>
                    <mo stretchy="false">=</mo>
                    <mn>0,8</mn>
                  </mrow>
                  <mrow>
                    <msub>
                      <mi>S</mi>
                      <mi>n</mi>
                    </msub>
                    <mo stretchy="false">+</mo>
                    <mn>3</mn>
                  </mrow>
                </mrow>
              </mtd>
            </mtr>
          </mtable>
        </mrow>
      </mrow>
    </mstyle>
    <annotation encoding="StarMath 5.0">bold 
{ 

left lbrace stack 
{
alignl S_0 = 10 # 
alignl S_{n+1} = 0,8S_n +3}

right none




}</annotation>
  </semantics>
</math>
</file>

<file path=Object 27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A</mi>
            <mi>n</mi>
          </msub>
        </mrow>
        <mo fence="true" form="postfix" stretchy="false">)</mo>
      </mrow>
    </mstyle>
    <annotation encoding="StarMath 5.0">bold { (A_n) }</annotation>
  </semantics>
</math>
</file>

<file path=Object 28/content.xml><?xml version="1.0" encoding="utf-8"?>
<math xmlns="http://www.w3.org/1998/Math/MathML" display="block">
  <semantics>
    <mstyle mathvariant="bold">
      <mrow>
        <msub>
          <mi>A</mi>
          <mi>n</mi>
        </msub>
        <mo stretchy="false">=</mo>
        <mrow>
          <msub>
            <mi>S</mi>
            <mi>n</mi>
          </msub>
          <mo stretchy="false">+</mo>
          <mi>p</mi>
        </mrow>
      </mrow>
    </mstyle>
    <annotation encoding="StarMath 5.0">bold { A_n = S_n + p }</annotation>
  </semantics>
</math>
</file>

<file path=Object 29/content.xml><?xml version="1.0" encoding="utf-8"?>
<math xmlns="http://www.w3.org/1998/Math/MathML" display="block">
  <semantics>
    <mstyle mathvariant="bold">
      <mrow>
        <mi>p</mi>
        <mo stretchy="false">∈</mo>
        <mi mathvariant="normal">ℝ</mi>
      </mrow>
    </mstyle>
    <annotation encoding="StarMath 5.0">bold { p in setR}</annotation>
  </semantics>
</math>
</file>

<file path=Object 3/content.xml><?xml version="1.0" encoding="utf-8"?>
<math xmlns="http://www.w3.org/1998/Math/MathML" display="block">
  <semantics>
    <mstyle mathvariant="bold">
      <mi mathvariant="normal">ℝ</mi>
    </mstyle>
    <annotation encoding="StarMath 5.0">bold { setR }
</annotation>
  </semantics>
</math>
</file>

<file path=Object 30/content.xml><?xml version="1.0" encoding="utf-8"?>
<math xmlns="http://www.w3.org/1998/Math/MathML" display="block">
  <semantics>
    <mstyle mathvariant="bold">
      <mi>p</mi>
    </mstyle>
    <annotation encoding="StarMath 5.0">bold { p }</annotation>
  </semantics>
</math>
</file>

<file path=Object 31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A</mi>
            <mi>n</mi>
          </msub>
        </mrow>
        <mo fence="true" form="postfix" stretchy="false">)</mo>
      </mrow>
    </mstyle>
    <annotation encoding="StarMath 5.0">bold { (A_n) }</annotation>
  </semantics>
</math>
</file>

<file path=Object 32/content.xml><?xml version="1.0" encoding="utf-8"?>
<math xmlns="http://www.w3.org/1998/Math/MathML" display="block">
  <semantics>
    <mstyle mathvariant="bold">
      <msub>
        <mi>A</mi>
        <mi>n</mi>
      </msub>
    </mstyle>
    <annotation encoding="StarMath 5.0">bold { A_n }</annotation>
  </semantics>
</math>
</file>

<file path=Object 33/content.xml><?xml version="1.0" encoding="utf-8"?>
<math xmlns="http://www.w3.org/1998/Math/MathML" display="block">
  <semantics>
    <mstyle mathvariant="bold">
      <msub>
        <mi>S</mi>
        <mi>n</mi>
      </msub>
    </mstyle>
    <annotation encoding="StarMath 5.0">bold { S_n }</annotation>
  </semantics>
</math>
</file>

<file path=Object 34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4/content.xml><?xml version="1.0" encoding="utf-8"?>
<math xmlns="http://www.w3.org/1998/Math/MathML" display="block">
  <semantics>
    <mstyle mathvariant="bold">
      <mrow>
        <msub>
          <mi>U</mi>
          <mn>0</mn>
        </msub>
        <mo stretchy="false">=</mo>
        <mn>3</mn>
      </mrow>
    </mstyle>
    <annotation encoding="StarMath 5.0">bold { U_0 = 3 }
</annotation>
  </semantics>
</math>
</file>

<file path=Object 5/content.xml><?xml version="1.0" encoding="utf-8"?>
<math xmlns="http://www.w3.org/1998/Math/MathML" display="block">
  <semantics>
    <mstyle mathvariant="bold">
      <mrow>
        <msub>
          <mi>U</mi>
          <mrow>
            <mi>n</mi>
            <mo stretchy="false">+</mo>
            <mn>1</mn>
          </mrow>
        </msub>
        <mo stretchy="false">=</mo>
        <mrow>
          <msub>
            <mi>U</mi>
            <mi>n</mi>
          </msub>
          <mo stretchy="false">−</mo>
          <mfrac>
            <mn>5</mn>
            <mn>2</mn>
          </mfrac>
        </mrow>
      </mrow>
    </mstyle>
    <annotation encoding="StarMath 5.0">bold { U_{n+1} = U_n -{ 5 over 2}  }
</annotation>
  </semantics>
</math>
</file>

<file path=Object 6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+</mo>
          <mn>6</mn>
        </mrow>
        <mrow>
          <mi>x</mi>
          <mo stretchy="false">−</mo>
          <mn>8</mn>
        </mrow>
      </mrow>
    </mstyle>
    <annotation encoding="StarMath 5.0">bold { x^2 +6x -8 }
</annotation>
  </semantics>
</math>
</file>

<file path=Object 7/content.xml><?xml version="1.0" encoding="utf-8"?>
<math xmlns="http://www.w3.org/1998/Math/MathML" display="block">
  <semantics>
    <mstyle mathvariant="bold">
      <mrow>
        <mrow>
          <mo stretchy="false">−</mo>
          <mn>3</mn>
        </mrow>
        <mrow>
          <msup>
            <mi>x</mi>
            <mn>2</mn>
          </msup>
          <mo stretchy="false">+</mo>
          <mn>7</mn>
        </mrow>
        <mrow>
          <mi>x</mi>
          <mo stretchy="false">+</mo>
          <mn>1</mn>
        </mrow>
      </mrow>
    </mstyle>
    <annotation encoding="StarMath 5.0">bold { -3x^2 +7x +1 }
</annotation>
  </semantics>
</math>
</file>

<file path=Object 8/content.xml><?xml version="1.0" encoding="utf-8"?>
<math xmlns="http://www.w3.org/1998/Math/MathML" display="block">
  <semantics>
    <mstyle mathvariant="bold">
      <mrow>
        <msup>
          <mrow>
            <mo fence="true" form="prefix" stretchy="false">(</mo>
            <mrow>
              <mrow>
                <mn>2</mn>
                <mrow>
                  <mi>x</mi>
                  <mo stretchy="false">−</mo>
                  <mn>1</mn>
                </mrow>
              </mrow>
            </mrow>
            <mo fence="true" form="postfix" stretchy="false">)</mo>
          </mrow>
          <mn>2</mn>
        </msup>
        <mo stretchy="false">+</mo>
        <mn>3</mn>
      </mrow>
    </mstyle>
    <annotation encoding="StarMath 5.0">bold { (2x -1)^2 +3 }
</annotation>
  </semantics>
</math>
</file>